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l Trabaj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916666666667in" svg:y="0.09375in" svg:width="1.5in" svg:height="0.82291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8-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916666666667in" svg:y="0.29166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DT_DenunciasSectorPrivado_DD_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916666666667in" svg:y="0.51041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Denuncias del Sector Privad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916666666667in" svg:y="0.71875in" svg:width="1.5in" svg:height="0.82291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Notificación que realiza el trabajador o ex trabajador de una o varias vulneraciones a los derechos que le asis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Regional</text:p>
          </table:table-cell>
          <table:table-cell office:value-type="string" table:style-name="ce3">
            <text:p>Corresponde al nombre de la regional o de la Dirección a nivel nacional del Ministerio del Trabajo, que se encuentra gestionando la denuncia asignada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nuncias Ingresadas</text:p>
          </table:table-cell>
          <table:table-cell office:value-type="string" table:style-name="ce3">
            <text:p>El universo de denuncias generadas consideradas como Boletas Únicas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Denuncias Atendidas</text:p>
          </table:table-cell>
          <table:table-cell office:value-type="string" table:style-name="ce5">
            <text:p>Las denuncias que están resolviendo, se consideran las Boletas Únicas y Denuncias DPDR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tor</text:p>
          </table:table-cell>
          <table:table-cell office:value-type="string" table:style-name="ce5">
            <text:p>Se refiere al sector <text:s/>privado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cha de Corte</text:p>
          </table:table-cell>
          <table:table-cell office:value-type="string" table:style-name="ce6">
            <text:p>Es el día del mes hasta el cual se presenta la información.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JP</meta:initial-creator>
    <dc:creator>Lesly</dc:creator>
    <meta:creation-date>2020-12-02T16:57:00Z</meta:creation-date>
    <dc:date>2022-01-21T21:32:59Z</dc:date>
  </office:meta>
</office:document-meta>
</file>